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104in" fo:margin-left="0in" fo:margin-top="0in" fo:margin-bottom="0in" table:align="left"/>
    </style:style>
    <style:style style:name="Table1.A" style:family="table-column">
      <style:table-column-properties style:column-width="1.5993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1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"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138in" fo:padding-bottom="0in" fo:border-left="none" fo:border-right="none" fo:border-top="0.51pt solid #000000" fo:border-bottom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-left="0in" fo:padding-right="0in" fo:padding-top="0in" fo:padding-bottom="0.0138in" fo:border-left="none" fo:border-right="none" fo:border-top="none" fo:border-bottom="0.51pt solid #000000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-left="0in" fo:padding-right="0in" fo:padding-top="0in" fo:padding-bottom="0.0138in" fo:border-left="none" fo:border-right="none" fo:border-top="none" fo:border-bottom="0.51pt solid #000000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0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1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page" fo:padding="0in" fo:border="none" fo:keep-with-next="auto"/>
    </style:style>
    <style:style style:name="P12" style:family="paragraph" style:parent-style-name="Standard">
      <style:paragraph-properties fo:margin-left="0in" fo:margin-right="0in" fo:margin-top="0.1665in" fo:margin-bottom="0.0417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normal" style:font-name-asian="Times New Roman1" style:font-size-asian="10pt" style:font-style-asian="italic" style:font-weight-asian="normal" style:font-name-complex="Times New Roman1" style:font-size-complex="10pt"/>
    </style:style>
    <style:style style:name="P13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keep-together="always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6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ff" style:text-line-through-style="none" style:text-line-through-type="none" style:text-position="0% 100%" style:font-name="Times New Roman" fo:font-size="10pt" fo:font-style="italic" style:text-underline-style="none" fo:font-weight="normal" style:font-name-asian="Times New Roman1" style:font-size-asian="10pt" style:font-style-asian="italic" style:font-weight-asian="normal" style:font-name-complex="Times New Roman1" style:font-size-complex="10pt"/>
    </style:style>
    <style:style style:name="P17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  <style:text-properties fo:color="#0000ff" fo:font-style="italic" style:font-style-asian="italic"/>
    </style:style>
    <style:style style:name="P18" style:family="paragraph" style:parent-style-name="Standard">
      <style:paragraph-properties fo:margin-left="0.5in" fo:margin-right="0in" fo:margin-top="0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9" style:family="paragraph" style:parent-style-name="Standard">
      <style:paragraph-properties fo:margin-left="0.5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.5in" fo:margin-right="0in" fo:margin-top="0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.5in" fo:margin-right="0in" fo:margin-top="0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  <style:text-properties fo:color="#0000ff" fo:font-style="italic" style:font-style-asian="italic"/>
    </style:style>
    <style:style style:name="P22" style:family="paragraph" style:parent-style-name="Standard">
      <style:paragraph-properties fo:margin-left="0in" fo:margin-right="0.5in" fo:margin-top="0.1665in" fo:margin-bottom="0.0417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3in"/>
        </style:tab-stops>
      </style:paragraph-properties>
    </style:style>
    <style:style style:name="P23" style:family="paragraph" style:parent-style-name="Standard">
      <style:paragraph-properties fo:margin-left="0in" fo:margin-right="0.5in" fo:margin-top="0.1665in" fo:margin-bottom="0.0417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3in"/>
        </style:tab-stops>
      </style:paragraph-properties>
    </style:style>
    <style:style style:name="P24" style:family="paragraph" style:parent-style-name="Standard" style:list-style-name="WWNum2">
      <style:paragraph-properties fo:margin-left="0.5in" fo:margin-right="0in" fo:margin-top="0.0835in" fo:margin-bottom="0.0417in" loext:contextual-spacing="false" fo:line-height="100%" fo:text-align="start" style:justify-single-word="false" fo:keep-together="auto" fo:orphans="0" fo:widows="0" fo:text-indent="-0.5in" style:auto-text-indent="false" fo:padding="0in" fo:border="none" fo:keep-with-next="always"/>
    </style:style>
    <style:style style:name="P25" style:family="paragraph" style:parent-style-name="Standard" style:list-style-name="WWNum2">
      <style:paragraph-properties fo:margin-left="0.5in" fo:margin-right="0in" fo:margin-top="0.0835in" fo:margin-bottom="0.0417in" loext:contextual-spacing="false" fo:line-height="100%" fo:text-align="start" style:justify-single-word="false" fo:keep-together="auto" fo:orphans="2" fo:widows="2" fo:text-indent="-0.5in" style:auto-text-indent="false" fo:padding="0in" fo:border="none" fo:keep-with-next="always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lways" fo:orphans="0" fo:widows="0" fo:text-indent="-0.25in" style:auto-text-indent="false" fo:padding="0in" fo:border="none" fo:keep-with-next="auto"/>
    </style:style>
    <style:style style:name="P27" style:family="paragraph" style:parent-style-name="Standard" style:list-style-name="WWNum1">
      <style:paragraph-properties fo:margin-left="1in" fo:margin-right="0in" fo:margin-top="0in" fo:margin-bottom="0.0835in" loext:contextual-spacing="false" fo:line-height="100%" fo:orphans="0" fo:widows="0" fo:text-indent="-0.25in" style:auto-text-indent="false"/>
    </style:style>
    <style:style style:name="P28" style:family="paragraph" style:parent-style-name="Standard" style:list-style-name="WWNum1">
      <style:paragraph-properties fo:margin-left="1in" fo:margin-right="0in" fo:margin-top="0in" fo:margin-bottom="0.0835in" loext:contextual-spacing="false" fo:line-height="100%" fo:keep-together="always" fo:orphans="0" fo:widows="0" fo:text-indent="-0.25in" style:auto-text-indent="false"/>
    </style:style>
    <style:style style:name="P29" style:family="paragraph" style:parent-style-name="Standard" style:list-style-name="WWNum1">
      <style:paragraph-properties fo:margin-left="1in" fo:margin-right="0in" fo:margin-top="0in" fo:margin-bottom="0in" loext:contextual-spacing="false" fo:line-height="100%" fo:orphans="0" fo:widows="0" fo:text-indent="-0.25in" style:auto-text-indent="false"/>
    </style:style>
    <style:style style:name="P30" style:family="paragraph" style:parent-style-name="Standard" style:list-style-name="WWNum1">
      <style:paragraph-properties fo:margin-left="1in" fo:margin-right="0in" fo:margin-top="0in" fo:margin-bottom="0in" loext:contextual-spacing="false" fo:line-height="100%" fo:keep-together="always" fo:orphans="0" fo:widows="0" fo:text-indent="-0.25in" style:auto-text-indent="false"/>
    </style:style>
    <style:style style:name="P31" style:family="paragraph" style:parent-style-name="Standard" style:list-style-name="WWNum1">
      <style:paragraph-properties fo:margin-left="1in" fo:margin-right="0in" fo:margin-top="0in" fo:margin-bottom="0.0835in" loext:contextual-spacing="false" fo:line-height="100%" fo:text-align="start" style:justify-single-word="false" fo:keep-together="always" fo:orphans="0" fo:widows="0" fo:text-indent="-0.25in" style:auto-text-indent="false" fo:padding="0in" fo:border="none" fo:keep-with-next="auto"/>
    </style:style>
    <style:style style:name="P32" style:family="paragraph" style:parent-style-name="Standard" style:list-style-name="WWNum3">
      <style:paragraph-properties fo:margin-left="1in" fo:margin-right="0in" fo:margin-top="0in" fo:margin-bottom="0.0835in" loext:contextual-spacing="false" fo:line-height="100%" fo:text-align="start" style:justify-single-word="false" fo:keep-together="always" fo:orphans="0" fo:widows="0" fo:text-indent="-0.25in" style:auto-text-indent="false" fo:padding="0in" fo:border="none" fo:keep-with-next="auto"/>
    </style:style>
    <style:style style:name="P33" style:family="paragraph" style:parent-style-name="Standard" style:list-style-name="WWNum1">
      <style:paragraph-properties fo:margin-left="1in" fo:margin-right="0in" fo:margin-top="0in" fo:margin-bottom="0in" loext:contextual-spacing="false" fo:line-height="100%" fo:text-align="start" style:justify-single-word="false" fo:keep-together="always" fo:orphans="0" fo:widows="0" fo:text-indent="-0.25in" style:auto-text-indent="false" fo:padding="0in" fo:border="none" fo:keep-with-next="auto"/>
    </style:style>
    <style:style style:name="P34" style:family="paragraph" style:parent-style-name="Standard">
      <style:paragraph-properties fo:margin-left="1.5in" fo:margin-right="0in" fo:margin-top="0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</style:style>
    <style:style style:name="P35" style:family="paragraph" style:parent-style-name="Standard">
      <style:paragraph-properties fo:margin-left="1.5in" fo:margin-right="0in" fo:margin-top="0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  <style:text-properties fo:color="#ff0000"/>
    </style:style>
    <style:style style:name="P36" style:family="paragraph" style:parent-style-name="Standard" style:list-style-name="WWNum1">
      <style:paragraph-properties fo:margin-left="0.5in" fo:margin-right="0in" fo:margin-top="0in" fo:margin-bottom="0in" loext:contextual-spacing="false" fo:line-height="100%" fo:keep-together="always" fo:orphans="0" fo:widows="0" fo:text-indent="-0.25in" style:auto-text-indent="false"/>
    </style:style>
    <style:style style:name="P37" style:family="paragraph" style:parent-style-name="Standard">
      <style:paragraph-properties fo:margin-left="0.5in" fo:margin-right="0in" fo:margin-top="0in" fo:margin-bottom="0.0835in" loext:contextual-spacing="false" fo:line-height="100%" fo:keep-together="always" fo:orphans="0" fo:widows="0" fo:text-indent="0in" style:auto-text-indent="false"/>
    </style:style>
    <style:style style:name="P38" style:family="paragraph" style:parent-style-name="Standard">
      <style:paragraph-properties fo:margin-left="1in" fo:margin-right="0in" fo:margin-top="0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Times New Roman" fo:font-size="10pt" fo:font-style="italic" style:text-underline-style="none" fo:font-weight="normal" style:font-name-asian="Times New Roman1" style:font-size-asian="10pt" style:font-style-asian="italic" style:font-weight-asian="normal" style:font-name-complex="Times New Roman1" style:font-size-complex="10pt"/>
    </style:style>
    <style:style style:name="T11" style:family="text">
      <style:text-properties fo:font-variant="normal" fo:text-transform="none" fo:color="#0000ff" style:text-line-through-style="none" style:text-line-through-type="none" fo:font-size="10pt" fo:font-style="italic" style:text-underline-style="none" fo:font-weight="normal" style:font-size-asian="10pt" style:font-style-asian="italic" style:font-weight-asian="normal" style:font-size-complex="10pt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13" style:family="text">
      <style:text-properties style:text-underline-style="none"/>
    </style:style>
    <style:style style:name="T14" style:family="text">
      <style:text-properties fo:color="#ff000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&lt;Project Name&gt;</text:span></text:p>
      <text:p text:style-name="P1"><text:span text:style-name="T1">User Story Specification: &lt;User Story Name&gt;</text:span></text:p>
      <text:p text:style-name="P2"/>
      <text:p text:style-name="P1"><text:span text:style-name="T2">Version &lt;1.0&gt;</text:span></text:p>
      <text:p text:style-name="P4"/>
      <text:p text:style-name="P4"/>
      <text:p text:style-name="P18"/>
      <text:p text:style-name="P18"/>
      <text:p text:style-name="P12"/>
      <text:section text:style-name="Sect1" text:name="TextSection">
        <text:p text:style-name="P11"><text:span text:style-name="T1">Revision History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13"><text:span text:style-name="T6">Date</text:span></text:p>
            </table:table-cell>
            <table:table-cell table:style-name="Table1.A1" office:value-type="string">
              <text:p text:style-name="P13"><text:span text:style-name="T6">Version</text:span></text:p>
            </table:table-cell>
            <table:table-cell table:style-name="Table1.A1" office:value-type="string">
              <text:p text:style-name="P13"><text:span text:style-name="T6">Description</text:span></text:p>
            </table:table-cell>
            <table:table-cell table:style-name="Table1.D1" office:value-type="string">
              <text:p text:style-name="P13"><text:span text:style-name="T6">Author</text:span></text:p>
            </table:table-cell>
          </table:table-row>
          <table:table-row table:style-name="Table1.1">
            <table:table-cell table:style-name="Table1.A1" office:value-type="string">
              <text:p text:style-name="P14"><text:span text:style-name="T7">&lt;dd/mmm/yy&gt;</text:span></text:p>
            </table:table-cell>
            <table:table-cell table:style-name="Table1.A1" office:value-type="string">
              <text:p text:style-name="P14"><text:span text:style-name="T7">&lt;x.x&gt;</text:span></text:p>
            </table:table-cell>
            <table:table-cell table:style-name="Table1.A1" office:value-type="string">
              <text:p text:style-name="P14"><text:span text:style-name="T7">&lt;details&gt;</text:span></text:p>
            </table:table-cell>
            <table:table-cell table:style-name="Table1.D1" office:value-type="string">
              <text:p text:style-name="P14"><text:span text:style-name="T7">&lt;name&gt;</text:span></text:p>
            </table:table-cell>
          </table:table-row>
          <table:table-row table:style-name="Table1.1">
            <table:table-cell table:style-name="Table1.A1" office:value-type="string">
              <text:p text:style-name="P15"/>
            </table:table-cell>
            <table:table-cell table:style-name="Table1.A1" office:value-type="string">
              <text:p text:style-name="P15"/>
            </table:table-cell>
            <table:table-cell table:style-name="Table1.A1" office:value-type="string">
              <text:p text:style-name="P15"/>
            </table:table-cell>
            <table:table-cell table:style-name="Table1.D1" office:value-type="string">
              <text:p text:style-name="P15"/>
            </table:table-cell>
          </table:table-row>
          <table:table-row table:style-name="Table1.1">
            <table:table-cell table:style-name="Table1.A1" office:value-type="string">
              <text:p text:style-name="P15"/>
            </table:table-cell>
            <table:table-cell table:style-name="Table1.A1" office:value-type="string">
              <text:p text:style-name="P15"/>
            </table:table-cell>
            <table:table-cell table:style-name="Table1.A1" office:value-type="string">
              <text:p text:style-name="P15"/>
            </table:table-cell>
            <table:table-cell table:style-name="Table1.D1" office:value-type="string">
              <text:p text:style-name="P15"/>
            </table:table-cell>
          </table:table-row>
          <table:table-row table:style-name="Table1.1">
            <table:table-cell table:style-name="Table1.A1" office:value-type="string">
              <text:p text:style-name="P15"/>
            </table:table-cell>
            <table:table-cell table:style-name="Table1.A1" office:value-type="string">
              <text:p text:style-name="P15"/>
            </table:table-cell>
            <table:table-cell table:style-name="Table1.A1" office:value-type="string">
              <text:p text:style-name="P15"/>
            </table:table-cell>
            <table:table-cell table:style-name="Table1.D1" office:value-type="string">
              <text:p text:style-name="P15"/>
            </table:table-cell>
          </table:table-row>
        </table:table>
        <text:p text:style-name="P4"/>
        <text:p text:style-name="P11"><text:span text:style-name="T1">Table of Contents</text:span></text:p>
        <text:table-of-content text:style-name="Sect1" text:protected="true" text:name="Table of Contents1">
          <text:table-of-content-source text:outline-level="10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22"><text:span text:style-name="T7">1.</text:span><text:span text:style-name="T8"><text:tab/></text:span><text:span text:style-name="T7">Description<text:tab/>3</text:span></text:p>
            <text:p text:style-name="P22"><text:span text:style-name="T7">2.</text:span><text:span text:style-name="T8"><text:tab/></text:span><text:span text:style-name="T7">Acceptance Criteria<text:tab/>3</text:span></text:p>
          </text:index-body>
        </text:table-of-content>
        <text:p text:style-name="P3"/>
        <text:p text:style-name="P11"><text:span text:style-name="T1">User Story Specification: &lt;User Story Name&gt; </text:span></text:p>
        <text:p text:style-name="P16"><text:bookmark text:name="_gjdgxs"/></text:p>
        <text:list xml:id="list787690258" text:style-name="WWNum2">
          <text:list-item>
            <text:p text:style-name="P24"><text:span text:style-name="T3">Description</text:span></text:p>
          </text:list-item>
        </text:list>
        <text:p text:style-name="P19"><text:span text:style-name="T10">[A user story is an agile project management tool used to define product or system functionality and the associated benefit of the functionality. <text:s/>In an Agile environment, projects are commonly comprised of a large number of user stories representing various levels of system/product user. <text:s/>The user story describes the type of system/product user, what functionality they want, and why they want it (or why it’s beneficial). <text:s/>The format of a user story is:]</text:span></text:p>
        <text:p text:style-name="P20"><text:span text:style-name="T7">As a &lt;type of user&gt;, I want &lt;some goal&gt; so that &lt;some reason&gt;.</text:span></text:p>
        <text:list xml:id="list3111971882" text:style-name="WWNum1">
          <text:list-item>
            <text:p text:style-name="P26"><text:span text:style-name="T7">Como empleado quiero saber la </text:span>recolección<text:span text:style-name="T7"> total de un barrio para saber </text:span>cuándo<text:span text:style-name="T7"> mandar el </text:span>camión<text:span text:style-name="T7"> de residuos.</text:span></text:p>
            <text:list>
              <text:list-item>
                <text:p text:style-name="P27">Poder obtener información de la recolección de cada barrio <text:s/>hasta el dia anterior.</text:p>
              </text:list-item>
            </text:list>
          </text:list-item>
        </text:list>
        <text:p text:style-name="P20"/>
        <text:list xml:id="list123007643585879" text:continue-numbering="true" text:style-name="WWNum1">
          <text:list-item>
            <text:p text:style-name="P26"><text:span text:style-name="T7">Como empleado del municipio quiero visualizar diversas </text:span>estadísticas<text:span text:style-name="T7">, proyecciones e historial de reciclaje por vecino/cuadra/barrio par</text:span>a mejorar la logística de transporte.</text:p>
            <text:list>
              <text:list-item>
                <text:p text:style-name="P31">Poder visualizar estadísticas de recolección y proyecciones de historial de reciclaje.</text:p>
              </text:list-item>
            </text:list>
          </text:list-item>
        </text:list>
        <text:p text:style-name="P34"/>
        <text:list xml:id="list123007496754177" text:continue-numbering="true" text:style-name="WWNum1">
          <text:list-item>
            <text:p text:style-name="P26"><text:span text:style-name="T12">Como vecino quiero registrar el acopio de cada residuo en </text:span><text:span text:style-name="T14">mi</text:span><text:span text:style-name="T12"> hogar para añadir un producto a la base de datos, y </text:span><text:span text:style-name="T14">cálculo</text:span><text:span text:style-name="T12"> de volumen del material reciclado.</text:span></text:p>
            <text:list>
              <text:list-item>
                <text:p text:style-name="P33"><text:span text:style-name="T14">Verificar si el vecino está logueado.</text:span></text:p>
              </text:list-item>
              <text:list-item>
                <text:p text:style-name="P29"><text:span text:style-name="T14">Habilidad de registrar los datos que ingresa el vecino.</text:span></text:p>
              </text:list-item>
              <text:list-item>
                <text:p text:style-name="P29"><text:span text:style-name="T14">Verificar si el producto que se desea agregar este registrado, <text:s/>si no lo está no se recicla.</text:span></text:p>
              </text:list-item>
              <text:list-item>
                <text:p text:style-name="P27"><text:span text:style-name="T14">Calcular el volumen del material a reciclar.</text:span></text:p>
              </text:list-item>
            </text:list>
          </text:list-item>
        </text:list>
        <text:p text:style-name="P35"/>
        <text:list xml:id="list123008026926041" text:continue-numbering="true" text:style-name="WWNum1">
          <text:list-item>
            <text:p text:style-name="P26"><text:span text:style-name="T12">Como vecino quiero tener detalles de mi historial de reciclado, para tener evidencia visual </text:span><text:span text:style-name="T14">rápida</text:span><text:span text:style-name="T12"> del tipo de producto </text:span><text:span text:style-name="T14">más</text:span><text:span text:style-name="T12"> o menos reciclado.</text:span></text:p>
            <text:list>
              <text:list-item>
                <text:p text:style-name="P30"><text:span text:style-name="T14">Verificar si el vecino está logueado.<text:tab/></text:span></text:p>
              </text:list-item>
              <text:list-item>
                <text:p text:style-name="P33"><text:span text:style-name="T14">Habilidad de Obtener los detalles de mi historial de reciclado.</text:span></text:p>
              </text:list-item>
              <text:list-item>
                <text:p text:style-name="P31"><text:span text:style-name="T14">Visualizar estos datos por dia, mes, año y el total desde el registro.</text:span></text:p>
              </text:list-item>
            </text:list>
          </text:list-item>
        </text:list>
        <text:p text:style-name="P34"><text:soft-page-break/></text:p>
        <text:list xml:id="list123008087156977" text:continue-numbering="true" text:style-name="WWNum1">
          <text:list-item>
            <text:p text:style-name="P26"><text:span text:style-name="T7">Como vecino quiero saber en la </text:span>sección<text:span text:style-name="T7"> ahorro</text:span>, que ingresos genera<text:span text:style-name="T7"> la municipalidad con los productos que yo </text:span>reciclo<text:span text:style-name="T7">, </text:span>para saber si lo que yo reciclo genera un alto ingresos monetario.</text:p>
            <text:list>
              <text:list-item>
                <text:p text:style-name="P30">Verificar si el vecino está logueado.</text:p>
              </text:list-item>
              <text:list-item>
                <text:p text:style-name="P30">Habilidad de Obtener los datos de la sección.</text:p>
              </text:list-item>
              <text:list-item>
                <text:p text:style-name="P28">Visualizar estos datos por dia, mes, año y el total desde el registro.</text:p>
              </text:list-item>
            </text:list>
          </text:list-item>
        </text:list>
        <text:p text:style-name="P34"/>
        <text:list xml:id="list123009192040809" text:continue-numbering="true" text:style-name="WWNum1">
          <text:list-item>
            <text:p text:style-name="P26"><text:span text:style-name="T7">Como vecino quiero saber la ganancia destinada a las ong como impacto de el material reciclado.</text:span></text:p>
            <text:list>
              <text:list-item>
                <text:p text:style-name="P30">Verificar si el vecino está logueado.</text:p>
              </text:list-item>
              <text:list-item>
                <text:p text:style-name="P30">Habilidad de Obtener los datos de la sección.</text:p>
              </text:list-item>
              <text:list-item>
                <text:p text:style-name="P28">Visualizar estos datos por dia, mes, año y el total desde el registro.</text:p>
              </text:list-item>
            </text:list>
          </text:list-item>
        </text:list>
        <text:p text:style-name="P34"/>
        <text:list xml:id="list123008716023185" text:continue-numbering="true" text:style-name="WWNum1">
          <text:list-item>
            <text:p text:style-name="P26">Como vecino quiero tener accesibilidad a los puntos y su rango horario de recolección dependiendo al dia para tener <text:s/>conocimiento de cuándo y dónde puedo reciclar. </text:p>
            <text:list>
              <text:list-item>
                <text:p text:style-name="P30">Habilidad de obtener los datos <text:s/>de los puntos y horarios de recolección.</text:p>
              </text:list-item>
              <text:list-item>
                <text:p text:style-name="P28">Visualizar un mapa con los puntos de recolección <text:s/>y sus datos.</text:p>
              </text:list-item>
            </text:list>
          </text:list-item>
        </text:list>
        <text:p text:style-name="P34"/>
        <text:list xml:id="list123008552216417" text:continue-numbering="true" text:style-name="WWNum1">
          <text:list-item>
            <text:p text:style-name="P26">Como vecino quiero tener información en tiempo real de dónde se encuentran los camiones de recolección. Para <text:s/>saber en qué momento sacar la basura antes de que pase el camión.</text:p>
            <text:list>
              <text:list-item>
                <text:p text:style-name="P30">Habilidad de obtener los datos <text:s/>de los camiones hasta hace un minuto.</text:p>
              </text:list-item>
              <text:list-item>
                <text:p text:style-name="P28">Visualizar un mapa con los datos de los camiones y su recorridos.</text:p>
              </text:list-item>
            </text:list>
          </text:list-item>
        </text:list>
        <text:p text:style-name="P34"/>
        <text:list xml:id="list123008341255680" text:continue-numbering="true" text:style-name="WWNum1">
          <text:list-item>
            <text:p text:style-name="P36">Como municipio quiero tener información en tiempo real de dónde se encuentran los camiones de recolección. Para saber si hicieron bien el recorrido y si lo hicieron en tiempo.</text:p>
            <text:list>
              <text:list-item>
                <text:p text:style-name="P30">Habilidad de obtener los datos <text:s/>de los camiones hasta hace un minuto.</text:p>
              </text:list-item>
              <text:list-item>
                <text:p text:style-name="P30"><text:soft-page-break/>Visualizar un mapa con los datos de los camiones y su recorridos.</text:p>
              </text:list-item>
              <text:list-item>
                <text:p text:style-name="P28">Habilidad de comparar el recorrido teórico con el real.</text:p>
              </text:list-item>
            </text:list>
          </text:list-item>
        </text:list>
        <text:p text:style-name="P37"/>
        <text:list xml:id="list123008298891497" text:continue-numbering="true" text:style-name="WWNum1">
          <text:list-item>
            <text:p text:style-name="P26">Como vecino, quiero saber que tipo de residuos son procesables por los puntos limpios de la ciudad, para tener conocimiento de que se puede y no reciclar.</text:p>
            <text:list>
              <text:list-item>
                <text:p text:style-name="P33">Habilidad de obtener el listado <text:s/>de residuos que son reciclables y los que no lo son.</text:p>
              </text:list-item>
              <text:list-item>
                <text:p text:style-name="P31">Visualizar un listado de los datos.</text:p>
              </text:list-item>
            </text:list>
          </text:list-item>
        </text:list>
        <text:p text:style-name="P38"/>
        <text:list xml:id="list123007576329186" text:continue-numbering="true" text:style-name="WWNum1">
          <text:list-item>
            <text:p text:style-name="P26">Como municipio, quiero tener organizado el volumen de recolección de residuos por persona, cuadra, barrio o ciudad entera. Para tener estadística de volumen de material reciclado, el <text:s/>promedio <text:s/>de acumulacion por <text:s/>dia , mes, entre otras.</text:p>
            <text:list>
              <text:list-item>
                <text:p text:style-name="P33">Verificar que el usuario este logueado como empleado de municipio. .</text:p>
              </text:list-item>
              <text:list-item>
                <text:p text:style-name="P33">Obtener los datos de recoleccion <text:s/>de la persona , barrio , cuadra o ciudad .</text:p>
              </text:list-item>
              <text:list-item>
                <text:p text:style-name="P31">Visualizar estos datos obtenidos con anterioridad.</text:p>
              </text:list-item>
            </text:list>
          </text:list-item>
        </text:list>
        <text:p text:style-name="P34"/>
        <text:list xml:id="list123007397559429" text:continue-numbering="true" text:style-name="WWNum1">
          <text:list-item>
            <text:p text:style-name="P26">Como subsecretario quiero recibir en una fecha determinada <text:s/>toda la información de recolección de residuos. </text:p>
            <text:list>
              <text:list-item>
                <text:p text:style-name="P33">Habilidad de establecer la fecha determinada.</text:p>
              </text:list-item>
              <text:list-item>
                <text:p text:style-name="P33">Obtener la fecha.</text:p>
              </text:list-item>
              <text:list-item>
                <text:p text:style-name="P33">Habilidad de obtener la informacion de recoleccion de la ciudad.</text:p>
              </text:list-item>
              <text:list-item>
                <text:p text:style-name="P33">Hablidad de obtener el email del <text:s/>o los subsecretarios que estan trabajando al momento.</text:p>
              </text:list-item>
              <text:list-item>
                <text:p text:style-name="P31">Habilidad de generar un email <text:s/>el dia de la fecha determinada con la informacion. <text:s text:c="2"/></text:p>
              </text:list-item>
            </text:list>
          </text:list-item>
        </text:list>
        <text:p text:style-name="P20"/>
        <text:list xml:id="list123007774021848" text:continue-numbering="true" text:style-name="WWNum1">
          <text:list-item>
            <text:p text:style-name="P26"><text:span text:style-name="T14">Como Municipio</text:span> quiero ver un ranking semanal <text:s/>de recolección de basura dividido por barrios para decidir los premios de ranking, entregarlos.</text:p>
            <text:list>
              <text:list-item>
                <text:p text:style-name="P33">Verificar que el usuario este logueado como empleado de municipio. </text:p>
              </text:list-item>
              <text:list-item>
                <text:p text:style-name="P33"><text:soft-page-break/>Habilidad de obtener los datos del ranking. </text:p>
              </text:list-item>
              <text:list-item>
                <text:p text:style-name="P33">Visualizar los datos del ranking.</text:p>
              </text:list-item>
              <text:list-item>
                <text:p text:style-name="P33">Habilidad de definir premios o benefecios a los “ganadores”.</text:p>
              </text:list-item>
              <text:list-item>
                <text:p text:style-name="P31">Habilidad de <text:s/>notificar a los ganadores .</text:p>
              </text:list-item>
            </text:list>
          </text:list-item>
        </text:list>
        <text:p text:style-name="P20"/>
        <text:p text:style-name="P20"/>
        <text:list xml:id="list123007493020835" text:continue-numbering="true" text:style-name="WWNum1">
          <text:list-item>
            <text:p text:style-name="P26"><text:span text:style-name="T14">Como vecino</text:span> quiero acceder al ranking semanal de recolección de basura, para saber cómo está posicionado en el ranking y saber si tiene beneficios.</text:p>
            <text:list>
              <text:list-item>
                <text:p text:style-name="P30">Verificar que el usuario este logueado como vecino. </text:p>
              </text:list-item>
              <text:list-item>
                <text:p text:style-name="P30">Habilidad de obtener los datos del ranking. </text:p>
              </text:list-item>
              <text:list-item>
                <text:p text:style-name="P30">Visulializar el ranking.</text:p>
              </text:list-item>
              <text:list-item>
                <text:p text:style-name="P28">Habilidad de corroborar si estoy implicado en algun beneficio o “premio”.</text:p>
              </text:list-item>
            </text:list>
          </text:list-item>
        </text:list>
        <text:p text:style-name="P18"/>
        <text:p text:style-name="P20"><text:bookmark text:name="_30j0zll"/><text:span text:style-name="T10">[Example: As an end user, I want to access the human resource database to generate reports so that I can periodically update the company’s staffing contact list.]</text:span></text:p>
        <text:p text:style-name="P21"><text:bookmark text:name="_7uqis4gbmyto"/></text:p>
        <text:p text:style-name="P17"><text:bookmark text:name="_zex7js2cnjwm"/></text:p>
        <text:list xml:id="list123008998014159" text:continue-list="list787690258" text:style-name="WWNum2">
          <text:list-item>
            <text:p text:style-name="P25"><text:span text:style-name="T3">Acceptance Criteria</text:span></text:p>
          </text:list-item>
        </text:list>
        <text:p text:style-name="P19"><text:span text:style-name="T10">[Acceptance criteria, while not formally a part of the user story format, is a crucial component of user stories. <text:s/>As user stories evolve toward iteration planning, the team should collaboratively discuss the acceptance criteria for satisfying each user story. <text:s/>Acceptance criteria are used by the team to understand when the intent of the user story has been met. </text:span></text:p>
        <text:p text:style-name="P19"><text:span text:style-name="T10">Example:</text:span></text:p>
        <text:p text:style-name="P20"><text:span text:style-name="T10">-Ability to gain access to human resource database</text:span></text:p>
        <text:p text:style-name="P20"><text:span text:style-name="T10">-Ability to generate a report which includes</text:span></text:p>
        <text:list xml:id="list2077151660" text:style-name="WWNum3">
          <text:list-item>
            <text:list>
              <text:list-item>
                <text:p text:style-name="P32"><text:span text:style-name="T10">Employee names</text:span></text:p>
              </text:list-item>
              <text:list-item>
                <text:p text:style-name="P32"><text:soft-page-break/><text:span text:style-name="T10">Dates of birth </text:span></text:p>
              </text:list-item>
              <text:list-item>
                <text:p text:style-name="P32"><text:span text:style-name="T10">Social security numbers </text:span></text:p>
              </text:list-item>
              <text:list-item>
                <text:p text:style-name="P32"><text:span text:style-name="T10">Addresses</text:span></text:p>
              </text:list-item>
              <text:list-item>
                <text:p text:style-name="P32"><text:span text:style-name="T10">Telephone numbers</text:span></text:p>
              </text:list-item>
            </text:list>
          </text:list-item>
        </text:list>
        <text:p text:style-name="P20"><text:span text:style-name="T10">-Ability to use report data to update staffing contact list]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position="0% 100%" style:font-name="Arial" fo:font-family="Arial" style:font-family-generic="roman" style:font-pitch="variable" fo:font-size="12pt" fo:font-weight="bold"/>
    </style:style>
    <style:style style:name="ListLabel_20_11" style:display-name="ListLabel 11" style:family="text">
      <style:text-properties style:text-position="0% 100%"/>
    </style:style>
    <style:style style:name="ListLabel_20_12" style:display-name="ListLabel 12" style:family="text">
      <style:text-properties style:text-position="0% 100%"/>
    </style:style>
    <style:style style:name="ListLabel_20_13" style:display-name="ListLabel 13" style:family="text">
      <style:text-properties style:text-position="0% 100%"/>
    </style:style>
    <style:style style:name="ListLabel_20_14" style:display-name="ListLabel 14" style:family="text">
      <style:text-properties style:text-position="0% 100%"/>
    </style:style>
    <style:style style:name="ListLabel_20_15" style:display-name="ListLabel 15" style:family="text">
      <style:text-properties style:text-position="0% 100%"/>
    </style:style>
    <style:style style:name="ListLabel_20_16" style:display-name="ListLabel 16" style:family="text">
      <style:text-properties style:text-position="0% 100%"/>
    </style:style>
    <style:style style:name="ListLabel_20_17" style:display-name="ListLabel 17" style:family="text">
      <style:text-properties style:text-position="0% 100%"/>
    </style:style>
    <style:style style:name="ListLabel_20_18" style:display-name="ListLabel 18" style:family="text">
      <style:text-properties style:text-position="0% 100%"/>
    </style:style>
    <style:style style:name="ListLabel_20_19" style:display-name="ListLabel 1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position="0% 100%" fo:font-size="10pt" fo:font-weight="normal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138in" fo:padding-bottom="0in" fo:border-left="none" fo:border-right="none" fo:border-top="0.51pt solid #000000" fo:border-bottom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-left="0in" fo:padding-right="0in" fo:padding-top="0in" fo:padding-bottom="0.0138in" fo:border-left="none" fo:border-right="none" fo:border-top="none" fo:border-bottom="0.51pt solid #000000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-left="0in" fo:padding-right="0in" fo:padding-top="0in" fo:padding-bottom="0.0138in" fo:border-left="none" fo:border-right="none" fo:border-top="none" fo:border-bottom="0.51pt solid #000000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&lt;Company Name&gt;</text:span></text:p>
        <text:p text:style-name="MP4"/>
        <text:p text:style-name="MP5"/>
      </style:header>
      <style:footer>
        <text:p text:style-name="MP6"/>
      </style:footer>
    </style:master-page>
    <style:master-page style:name="First_20_Page" style:display-name="First Page" style:page-layout-name="Mpm2" style:next-style-name="Standard">
      <style:header>
        <text:p text:style-name="MP6"/>
      </style:header>
      <style:footer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8" meta:paragraph-count="87" meta:word-count="1050" meta:character-count="6236" meta:non-whitespace-character-count="5298"/>
    <meta:generator>LibreOfficeDev/6.0.5.2$Linux_X86_64 LibreOffice_project/</meta:generator>
  </office:meta>
</office:document-meta>
</file>